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77cm" svg:height="2.685cm" draw:transform="skewX (-0.0010471975511966) rotate (-1.55212130379856) translate (6.3107066091636cm 3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2cm" svg:height="0.66cm" draw:transform="skewX (0.00244346095279198) rotate (-2.15652882376419) translate (4.3218895804584cm 3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8) rotate (-2.1556561591382) translate (6.57179065192771cm 3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2) rotate (-1.55194677087336) translate (6.3513652960857cm 7.0509584135873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598) rotate (-2.1556561591382) translate (4.38679065192771cm 7.47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8) rotate (-2.15652882376419) translate (6.6368895804584cm 7.20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4.051cm" svg:height="0.775cm" draw:transform="skewX (0.000174532925199436) rotate (-1.55264490257416) translate (5.3166660281513cm 3.43965333700271cm)" svg:viewBox="0 0 4052 776" svg:d="M143 709c342 30 1028 55 1748 66 718 6 1751-21 2124-26 128 2-105-705-221-709-341-1-801 94-1638 103-838 10-1748-69-2104-143-120-16-7 698 91 709z">
          <text:p/>
        </draw:path>
        <draw:path draw:style-name="gr1" draw:text-style-name="P1" draw:layer="layout" svg:width="0.903cm" svg:height="0.661cm" draw:transform="skewX (0.0012217304763961) rotate (-2.15687788961459) translate (5.4446401432272cm 3.45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skewX (0.00244346095279195) rotate (-2.1556561591382) translate (5.4733069992834cm 7.21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1cm" draw:transform="rotate (-2.15687788961459) translate (4.55745781206571cm 2.240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6.32445731859431cm 2.103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23:06.261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